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ical models!!!!!<text:tab/>!!!!!!!!<text:tab/>!!!!!!!!!!!!!!!!!!!!!!!!!!!!!!!!!!</text:p>
      <text:p text:style-name="Standard">Different Perspectives!!!!!!!!<text:tab/>!!!!!!!!!!!!!!!!!!!!!!!!!!!!!!!!!!</text:p>
      <text:p text:style-name="Standard"/>
      <text:p text:style-name="P1">System perspectives:</text:p>
      <text:p text:style-name="P2"/>
      <text:p text:style-name="P2">-external</text:p>
      <text:p text:style-name="P2">-interaction</text:p>
      <text:p text:style-name="P2">-vervollständigen..</text:p>
      <text:p text:style-name="P2"/>
      <text:p text:style-name="P1">5 important UML Diagrams:</text:p>
      <text:p text:style-name="P1"><text:span text:style-name="T2">Activity</text:span><text:span text:style-name="T1"> </text:span><text:span text:style-name="T2">Diagrams</text:span><text:span text:style-name="T1">: show activities involved in a process</text:span></text:p>
      <text:p text:style-name="P1"><text:span text:style-name="T2">Use</text:span><text:span text:style-name="T1"> </text:span><text:span text:style-name="T2">Case</text:span><text:span text:style-name="T1"> </text:span><text:span text:style-name="T2">diagram</text:span><text:span text:style-name="T1">: Lab 02 guck nach</text:span></text:p>
      <text:p text:style-name="P1"><text:span text:style-name="T2">Sequence</text:span><text:span text:style-name="T1"> </text:span><text:span text:style-name="T2">diagram</text:span><text:span text:style-name="T1">: precondition is one use case, shows interaction between actors and system and <text:tab/>components</text:span></text:p>
      <text:p text:style-name="P1"><text:span text:style-name="T2">Class</text:span><text:span text:style-name="T1"> </text:span><text:span text:style-name="T2">diagrams</text:span><text:span text:style-name="T1">: Klassen Diagramme :-|</text:span></text:p>
      <text:p text:style-name="P1"><text:span text:style-name="T2">State</text:span><text:span text:style-name="T1"> </text:span><text:span text:style-name="T2">diagrams</text:span><text:span text:style-name="T1">: show how system reacts to in/external events</text:span></text:p>
      <text:p text:style-name="P1"><text:span text:style-name="T1"/></text:p>
      <text:p text:style-name="P1">Context Models:</text:p>
      <text:p text:style-name="P2">-zeigt Umfeld im betrieb</text:p>
      <text:p text:style-name="P2"><text:s/>(-&gt; Schnittstellen offensichtlich machen?!)</text:p>
      <text:p text:style-name="P2"/>
      <text:p text:style-name="P1">Process perspective:</text:p>
      <text:p text:style-name="P1"><text:span text:style-name="T1">-process model</text:span></text:p>
      <text:p text:style-name="P1"><text:span text:style-name="T1"/></text:p>
      <text:p text:style-name="P1">Interaction Models:</text:p>
      <text:p text:style-name="P1"><text:span text:style-name="T1">-user interaction</text:span></text:p>
      <text:p text:style-name="P1"><text:span text:style-name="T1">-system to system</text:span></text:p>
      <text:p text:style-name="P1"><text:span text:style-name="T1">-nachlesen</text:span></text:p>
      <text:p text:style-name="P1"><text:span text:style-name="T1"/></text:p>
      <text:p text:style-name="P1">Sequence diagram:</text:p>
      <text:p text:style-name="P1"><text:span text:style-name="T1">-only 1 use case</text:span></text:p>
      <text:p text:style-name="P1"><text:span text:style-name="T1">-objects and actors involved are listed on top</text:span></text:p>
      <text:p text:style-name="P1"><text:span text:style-name="T1">-Zeit von oben nach unten</text:span></text:p>
      <text:p text:style-name="P1"><text:span text:style-name="T1"/></text:p>
      <text:p text:style-name="P1">Structural models:</text:p>
      <text:p text:style-name="P1"><text:span text:style-name="T1">-struktur des systems</text:span></text:p>
      <text:p text:style-name="P1"><text:span text:style-name="T1">-asödfhdsjka fklja sdhfjkasd fl hwtf???!!</text:span></text:p>
      <text:p text:style-name="P1"><text:span text:style-name="T1">(-ähnlich entity relationship model?!)</text:span></text:p>
      <text:p text:style-name="P1"><text:span text:style-name="T1">-Model von Klassendiagrammen</text:span></text:p>
      <text:p text:style-name="P1"><text:span text:style-name="T1"/></text:p>
      <text:p text:style-name="P1">Data driven modeling:</text:p>
      <text:p text:style-name="P2">-mal wieder nachlesen...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59S</meta:editing-duration>
    <meta:editing-cycles>13</meta:editing-cycles>
    <meta:generator>OpenOffice.org/3.4.1$Win32 OpenOffice.org_project/341m1$Build-9593</meta:generator>
    <dc:date>2013-11-08T13:31:03.84</dc:date>
    <meta:document-statistic meta:table-count="0" meta:image-count="0" meta:object-count="0" meta:page-count="1" meta:paragraph-count="32" meta:word-count="124" meta:character-count="984"/>
    <meta:user-defined meta:name="Info 1"/>
    <meta:user-defined meta:name="Info 2"/>
    <meta:user-defined meta:name="Info 3"/>
    <meta:user-defined meta:name="Info 4"/>
  </office:meta>
</office:document-meta>
</file>